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¿Por qué Waterfall no es ágil?</text:h>
      <text:p text:style-name="Standard"/>
      <text:p text:style-name="Standard"/>
      <text:p text:style-name="Standard"/>
      <text:p text:style-name="Standard"/>
      <text:list xml:id="list422294163" text:style-name="L2">
        <text:list-item>
          <text:p text:style-name="P2">No se entrega software con valor sino hasta haber terminado el proyecto.</text:p>
        </text:list-item>
      </text:list>
      <text:list xml:id="list571551316" text:style-name="L1">
        <text:list-item>
          <text:p text:style-name="P1">Los cambio no sólo no son bienvenidos, sino que no son aceptados.</text:p>
        </text:list-item>
        <text:list-item>
          <text:p text:style-name="P1">Las personas del negocio no tienen contacto directo con los desarrolladores.</text:p>
        </text:list-item>
        <text:list-item>
          <text:p text:style-name="P1">No se enfatiza en la comodidad y motivación de los individuos que realizan las tareas.</text:p>
        </text:list-item>
        <text:list-item>
          <text:p text:style-name="P1">Se prioriza la documentación excesiva antes que la comunicación cara a cara.</text:p>
        </text:list-item>
        <text:list-item>
          <text:p text:style-name="P1">No permite la auto-organización de individu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2-04-16T11:38:35</meta:creation-date>
    <dc:date>2012-04-16T11:55:23</dc:date>
    <dc:creator>nacho </dc:creator>
    <meta:editing-duration>PT1M38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7" meta:word-count="80" meta:character-count="457" meta:non-whitespace-character-count="390"/>
  </office:meta>
</office:document-meta>
</file>